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5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7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8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0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37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38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39" style:family="paragraph" style:parent-style-name="Standard"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text-underline-style="none"/>
    </style:style>
    <style:style style:name="T18" style:family="text">
      <style:text-properties style:text-position="super 58%" style:text-underline-style="none" officeooo:rsid="0029f783"/>
    </style:style>
    <style:style style:name="T19" style:family="text">
      <style:text-properties style:text-position="0% 100%"/>
    </style:style>
    <style:style style:name="T20" style:family="text">
      <style:text-properties style:text-position="0% 100%" style:text-underline-style="none"/>
    </style:style>
    <style:style style:name="T21" style:family="text">
      <style:text-properties style:text-position="0% 100%" style:text-underline-style="none" officeooo:rsid="0029f783"/>
    </style:style>
    <style:style style:name="T22" style:family="text">
      <style:text-properties style:text-position="0% 100%" officeooo:rsid="0047a547"/>
    </style:style>
    <style:style style:name="T23" style:family="text">
      <style:text-properties style:text-position="0% 100%" officeooo:rsid="00426242"/>
    </style:style>
    <style:style style:name="T24" style:family="text">
      <style:text-properties style:text-position="0% 100%" officeooo:rsid="004a42db"/>
    </style:style>
    <style:style style:name="T25" style:family="text">
      <style:text-properties style:text-position="0% 100%" officeooo:rsid="004de268"/>
    </style:style>
    <style:style style:name="T26" style:family="text">
      <style:text-properties style:text-position="0% 100%" officeooo:rsid="0066dee3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style:text-position="0% 100%" officeooo:rsid="0072c11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position="sub 58%"/>
    </style:style>
    <style:style style:name="T31" style:family="text">
      <style:text-properties officeooo:rsid="00599631"/>
    </style:style>
    <style:style style:name="T32" style:family="text">
      <style:text-properties officeooo:rsid="005fc28d"/>
    </style:style>
    <style:style style:name="T33" style:family="text">
      <style:text-properties officeooo:rsid="0079e8ea"/>
    </style:style>
    <style:style style:name="T34" style:family="text">
      <style:text-properties officeooo:rsid="007ae6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roof</text:p>
      <text:p text:style-name="P1"/>
      <text:p text:style-name="P3">Lecture 1 – Number Systems and Proof Techniques</text:p>
      <text:p text:style-name="P9">Any natural number can be obtained by adding 1 from 0</text:p>
      <text:p text:style-name="P13">0 is a natural number, <text:span text:style-name="T8">and an integer</text:span></text:p>
      <text:p text:style-name="P12">Rational numbers can be written as fraction (denominator not 0)</text:p>
      <text:p text:style-name="P7"><text:span text:style-name="T1">Real numbers are distances to points on a number line</text:span><text:span text:style-name="T2"> (decimals)</text:span></text:p>
      <text:p text:style-name="P10">Proof is a carefully reasoned argument to convince sceptical listener</text:p>
      <text:p text:style-name="P11">Discovery and proof required to solve problems</text:p>
      <text:p text:style-name="P11"/>
      <text:p text:style-name="P3">Lecture 2 – Properties of Odd and Even Numbers</text:p>
      <text:p text:style-name="P30">↔ - if and only if</text:p>
      <text:p text:style-name="P24">∃<text:span text:style-name="T9"> - existential quantifier. ‘</text:span><text:span text:style-name="T10">There exists’</text:span></text:p>
      <text:p text:style-name="P27"/>
      <text:p text:style-name="P3"><text:span text:style-name="T13">Le</text:span>cture 3 – Proving Existential Statements</text:p>
      <text:p text:style-name="P14">Q(x) <text:s/>- property of x</text:p>
      <text:p text:style-name="P15">Constructive proof – give an example that fits the property</text:p>
      <text:p text:style-name="P25">∃<text:span text:style-name="T11">x Q(x)</text:span></text:p>
      <text:p text:style-name="P26"><text:span text:style-name="T11">x </text:span><text:span text:style-name="T9">can represent more than 1 variable</text:span></text:p>
      <text:p text:style-name="P5"><text:span text:style-name="T1">E.g. Prove: </text:span><text:span text:style-name="T12">∃</text:span><text:span text:style-name="T15"> </text:span><text:span text:style-name="T14">an even integer ∩ that can be written in 2 ways as a sum of 2 primes</text:span></text:p>
      <text:p text:style-name="P28">∩ = 22<text:tab/><text:tab/>22 = 11 + 11 = 3 + 19</text:p>
      <text:p text:style-name="P6"><text:span text:style-name="T14">Suppose r and s are integers. Prove </text:span><text:span text:style-name="T15">∃ </text:span><text:span text:style-name="T14">an integer k such that 22r + 18s = 2k</text:span></text:p>
      <text:p text:style-name="P29">k = 11r + 9s <text:tab/>22r + 18s = 2(11r + 9s) = 2.k<text:tab/>k = 11r + 9s</text:p>
      <text:p text:style-name="P29"/>
      <text:p text:style-name="P3">Lecture 4 – Proving Universal Statements</text:p>
      <text:p text:style-name="P16">Most are universal</text:p>
      <text:p text:style-name="P31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31"><text:span text:style-name="T3">∀</text:span><text:span text:style-name="T6">x if P(x) then Q(x)</text:span></text:p>
      <text:p text:style-name="P33"><text:span text:style-name="T6">P </text:span><text:span text:style-name="T1">limits the scope of the arbitrary objects</text:span></text:p>
      <text:p text:style-name="P32"><text:span text:style-name="T6">E.</text:span><text:span text:style-name="T1">g. if a and b are integers then 6a</text:span><text:span text:style-name="T17">2</text:span><text:span text:style-name="T20">b is even</text:span></text:p>
      <text:p text:style-name="P32"><text:span text:style-name="T20">6a</text:span><text:span text:style-name="T17">2</text:span><text:span text:style-name="T20">b = 2(3a</text:span><text:span text:style-name="T17">2</text:span><text:span text:style-name="T20">b) </text:span><text:span text:style-name="T21">therefore k=3a</text:span><text:span text:style-name="T18">2</text:span><text:span text:style-name="T21">b an integer. Therefore it is an even integer</text:span></text:p>
      <text:p text:style-name="P35"><text:span text:style-name="T21">S</text:span><text:span text:style-name="T20">ome statements can be proved with small ∩ </text:span></text:p>
      <text:p text:style-name="P37">Exhuastion – try every ∩ </text:p>
      <text:p text:style-name="P34"><text:span text:style-name="T20">E.g. Prove that (∩+1)</text:span><text:span text:style-name="T17">3</text:span><text:span text:style-name="T20"> &gt;= 3</text:span><text:span text:style-name="T17">n</text:span><text:span text:style-name="T20"> <text:tab/><text:tab/>0 &lt; ∩ =&lt; 4</text:span></text:p>
      <text:p text:style-name="P36">∩ = 1 … 8 &gt;= 3 true<text:tab/><text:tab/>∩ =2 … 27 &gt;= 9 true<text:tab/>∩ = 3 … 64 &gt;= 27<text:tab/>∩=4 … 125 &gt;= 81</text:p>
      <text:p text:style-name="P36"/>
      <text:p text:style-name="P3">Lecture 5 – Generalising from the Generic Particular</text:p>
      <text:p text:style-name="P19">Choose a particular but arbitrarily chosen value</text:p>
      <text:p text:style-name="P20">Show that it satisfies the property</text:p>
      <text:p text:style-name="P21">Disprove universal statement with proof by counterexample</text:p>
      <text:p text:style-name="P4"/>
      <text:p text:style-name="P3">Lecture 7 – Proof by Cases</text:p>
      <text:p text:style-name="P17">Combination of generalising from generic particular and proof by exhuastion</text:p>
      <text:p text:style-name="P3"><text:soft-page-break/>Lecture 8 – Indirect Proofs</text:p>
      <text:p text:style-name="P18">Proof beyond reasonable doubt – is it conceivable (likely).</text:p>
      <text:p text:style-name="P18">Proof by contradiction – is it possible to be both</text:p>
      <text:p text:style-name="P18"/>
      <text:p text:style-name="P3">Lecture 9 – Two Classic Results</text:p>
      <text:p text:style-name="P3">Lecture 10 – Indirect Proof of an Existential Statement</text:p>
      <text:p text:style-name="P3">Lecture 11 – Mathematical Induction</text:p>
      <text:p text:style-name="P80">Base case where n = 1 or n = 0</text:p>
      <text:p text:style-name="P80">Inductive case where n = m. Substitue m for n in the hypothesis.</text:p>
      <text:p text:style-name="P80">Then use n = m+1 and substitute (m+1) into hypothesis</text:p>
      <text:p text:style-name="P80">Use algebraic manipulation with n=(m+1) and n=(m+1) to derive </text:p>
      <text:p text:style-name="P81">Reach the hypothesis and conclude</text:p>
      <text:p text:style-name="P81"/>
      <text:p text:style-name="P3">Lecture 12 – Proving Properties of Programs</text:p>
      <text:p text:style-name="P3">Lecture 13 – Strong Induction</text:p>
      <text:p text:style-name="P3">Lecture 14 – Common Mistakes</text:p>
      <text:p text:style-name="P3"/>
      <text:p text:style-name="P1">Sets</text:p>
      <text:p text:style-name="P3">Lecture 1 – (Naive) Set Theory</text:p>
      <text:p text:style-name="P22">Ordering and numerations of each element doesn’t matter</text:p>
      <text:p text:style-name="P22">{3, 5, 7} = {7, 3, 3, 3, 5, 5, 7}</text:p>
      <text:p text:style-name="P23">K-permutation – considers order AND number</text:p>
      <text:p text:style-name="P23">K-combination – considers number only</text:p>
      <text:p text:style-name="P23">E.g. S = {1,2,3,4,5}</text:p>
      <text:p text:style-name="P23">3-permutation = {1,2,3} {3,2,1}, {2,1,3}, …, {1,4,5}, {4,5,1}, …, {5,2,1}, {2,5,1}, …</text:p>
      <text:p text:style-name="P23">3-combination = {1,2,3}, {1,2,4}, {1,2,5}, {1,3,4}, {1,3,5}, {1,4,1}, {1,4,5}</text:p>
      <text:p text:style-name="P43"/>
      <text:p text:style-name="P3">Lecture 2 – Subsets and Set Equality</text:p>
      <text:p text:style-name="P59">Only finite sets representable by computers</text:p>
      <text:p text:style-name="P60">Angle brackets <text:s/>⟨ ⟩ used for <text:span text:style-name="T29">ordered sequences </text:span></text:p>
      <text:p text:style-name="P60">E.g. S = ⟨1,2,3,4,5⟩, A = {1,3,5}, B = {3,4}</text:p>
      <text:p text:style-name="P61">Characteristic vector of A is [1,0,3,0,1], X<text:span text:style-name="T30">B</text:span><text:span text:style-name="T19"> = [0,0,1,1,0]</text:span></text:p>
      <text:p text:style-name="P39">Subset ⊆ is if all elements of B are in A</text:p>
      <text:p text:style-name="P39">{3,3,5} ⊆ {3,5} frequency doesn’t matter</text:p>
      <text:p text:style-name="P39">{5,3} ⊆ {3,5} order doesn’t matter</text:p>
      <text:p text:style-name="P40">∈ is for an element</text:p>
      <text:p text:style-name="P62"><text:span text:style-name="T19">If A ⊆ B and B ⊆ A then sets are equal A = B </text:span><text:span text:style-name="T22">(→)</text:span></text:p>
      <text:p text:style-name="P41">{5,4,4,3,5} = {3,4,5}</text:p>
      <text:p text:style-name="P63"><text:span text:style-name="T23">∅ ∈ </text:span><text:span text:style-name="T19">{∅</text:span><text:span text:style-name="T24">} </text:span><text:span text:style-name="T25">Set contains an empty element </text:span></text:p>
      <text:p text:style-name="P42">{{∅}, ∅} Has two elements. Element 1 = Set containing empty element, empty element</text:p>
      <text:p text:style-name="P44">Cannot derive set from CV</text:p>
      <text:p text:style-name="P55"/>
      <text:p text:style-name="P54"><text:soft-page-break/></text:p>
      <text:p text:style-name="P3">Lecture 3 – Additional Examples</text:p>
      <text:p text:style-name="P3">Lecture 4 – Set Operations</text:p>
      <text:p text:style-name="P45">Union = is in A or B (A ∪ B)</text:p>
      <text:p text:style-name="P46">Intersection = is in A and B (A ∩ B)</text:p>
      <text:p text:style-name="P47">Relative complement = is in only one </text:p>
      <text:p text:style-name="P47">E.g. the relative complement of set B rel to A = only in A (A ∩ B’) <text:span text:style-name="T31">= A – B</text:span></text:p>
      <text:p text:style-name="P48">A – ∅ = A</text:p>
      <text:p text:style-name="P49">∅ – A = ∅</text:p>
      <text:p text:style-name="P50">Complement = all numbers not in A. Includes those not in A or B</text:p>
      <text:p text:style-name="P51">∪ = universal set (all elements)</text:p>
      <text:p text:style-name="P52">Sequences cannot have repetitions</text:p>
      <text:p text:style-name="P53">Symmetric difference = is in A or B but not both ( (A ∩ B’) ∪ (B ∩ A’) ) - <text:span text:style-name="T32">triangle</text:span></text:p>
      <text:p text:style-name="P56">S.D. = (A ∪ B) – (A ∩ B)</text:p>
      <text:p text:style-name="P56"/>
      <text:p text:style-name="P3">Lecture 5 – Proving Identities</text:p>
      <text:p text:style-name="P3">Lecture 6 – The Algebra of Sets</text:p>
      <text:p text:style-name="P64">Commutative laws: A ∩ B = B ∩ A<text:tab/><text:tab/>A ∪ B = B ∪ A</text:p>
      <text:p text:style-name="P64">Associative: A ∪ (B ∪ C) = (A ∪ B) ∪ C<text:tab/><text:tab/>(A ∩ B) ∩ C = A ∩ (B ∩ C)</text:p>
      <text:p text:style-name="P64">Distributive: A ∩ (B ∪ C) = (A ∩ B) ∪ (A ∩ C) <text:tab/>A ∪ (B ∩ C) = (A u B) ∩ (A u C)</text:p>
      <text:p text:style-name="P65">Identity: A ∪ <text:span text:style-name="T19">∅ = A <text:tab/><text:tab/>A ∩ ∪ = A</text:span></text:p>
      <text:p text:style-name="P65"><text:span text:style-name="T19">Complement: A ∪ ~ A = ∪ <text:tab/><text:tab/>A ∩ ~A = ∅ </text:span></text:p>
      <text:p text:style-name="P66"><text:span text:style-name="T19">Double complement: ~ (~A) = A</text:span></text:p>
      <text:p text:style-name="P67"><text:span text:style-name="T19">Idempotent laws: A </text:span><text:span text:style-name="T26">∪ </text:span><text:span text:style-name="T19">A = A <text:tab/><text:tab/>A </text:span><text:span text:style-name="T26">∩</text:span><text:span text:style-name="T19"> A = A</text:span></text:p>
      <text:p text:style-name="P68"><text:span text:style-name="T19">Universal bound: A </text:span><text:span text:style-name="T26">∪ </text:span><text:span text:style-name="T19">U = U <text:tab/><text:tab/>A </text:span><text:span text:style-name="T26">∩ ∅ </text:span><text:span text:style-name="T19">= </text:span><text:span text:style-name="T26">∅</text:span></text:p>
      <text:p text:style-name="P67"><text:span text:style-name="T19">De Morgan’s: ~(A </text:span><text:span text:style-name="T26">∪</text:span><text:span text:style-name="T19"> B) = ~A </text:span><text:span text:style-name="T26">∩</text:span><text:span text:style-name="T19"> ~B<text:tab/><text:tab/>~(A </text:span><text:span text:style-name="T26">∩</text:span><text:span text:style-name="T19"> B) = ~A </text:span><text:span text:style-name="T26">∪</text:span><text:span text:style-name="T19"> ~B</text:span></text:p>
      <text:p text:style-name="P67"><text:span text:style-name="T19">Absorption: A </text:span><text:span text:style-name="T26">∪ </text:span><text:span text:style-name="T19">(A </text:span><text:span text:style-name="T26">∩</text:span><text:span text:style-name="T19"> B) = A <text:tab/><text:tab/><text:tab/>A </text:span><text:span text:style-name="T26">∩</text:span><text:span text:style-name="T19"> (A </text:span><text:span text:style-name="T27">U</text:span><text:span text:style-name="T19"> B) = A</text:span></text:p>
      <text:p text:style-name="P68"><text:span text:style-name="T19">Complement of U and </text:span><text:span text:style-name="T26">∅</text:span><text:span text:style-name="T19">: ~U = </text:span><text:span text:style-name="T26">∅</text:span><text:span text:style-name="T19"> <text:tab/><text:tab/>~</text:span><text:span text:style-name="T26">∅</text:span><text:span text:style-name="T19"> = U</text:span></text:p>
      <text:p text:style-name="P67"><text:span text:style-name="T19">Set difference: A – B = A </text:span><text:span text:style-name="T26">∩</text:span><text:span text:style-name="T19"> ~B</text:span></text:p>
      <text:p text:style-name="P67"><text:span text:style-name="T19"/></text:p>
      <text:p text:style-name="P3">Lecture 7 – Cardinality of Sets</text:p>
      <text:p text:style-name="P69">|A| = number of distinct elements in A. A.k.a ||A||, #A</text:p>
      <text:p text:style-name="P70">Power set = Set of all subsets<text:tab/>|Pow(A)| = number of bit vectors of length n</text:p>
      <text:p text:style-name="P71">E.g. A = {1,2,3,4} then |Pow (A)| = {empty set}, {1}, {2}, {3}, {4], {1,2}, {1,3}, {1,4}, {2, 3}, {2, 4}, {3, 4}, {1,2,3}, {1,2,4}, {2,3,4}, {1,2,3,4}</text:p>
      <text:p text:style-name="P72">Number of n-bit vectors is 2<text:span text:style-name="T16">n</text:span><text:span text:style-name="T19"> e.g. 1-bit vector = [0] or [1] = 2 </text:span><text:span text:style-name="T28">vectors</text:span></text:p>
      <text:p text:style-name="P73"><text:span text:style-name="T19">|A U B| = |A| + |B| - |A n B|</text:span></text:p>
      <text:p text:style-name="P74"><text:span text:style-name="T19">|A U B U C| = |A| + |B| + |C| - |A n B| - |A n C| - |B n C| + |A n B n C|</text:span></text:p>
      <text:p text:style-name="P75">|A – (B U C)| = n<text:span text:style-name="T30">a</text:span><text:span text:style-name="T19"> <text:tab/><text:tab/>|B – (A U C)| = n</text:span><text:span text:style-name="T30">b</text:span><text:span text:style-name="T19"><text:tab/><text:tab/>|C – (A U B)| = n</text:span><text:span text:style-name="T30">c</text:span></text:p>
      <text:p text:style-name="P75"><text:span text:style-name="T19">|(A n B) – C| = n</text:span><text:span text:style-name="T30">ab<text:tab/><text:tab/></text:span><text:span text:style-name="T19">|(A n C| - B| = n</text:span><text:span text:style-name="T30">ac</text:span><text:span text:style-name="T19"> <text:tab/><text:tab/>|(B n C) – A| = n</text:span><text:span text:style-name="T30">bc</text:span></text:p>
      <text:p text:style-name="P75"><text:span text:style-name="T19">|A n B n C| = n</text:span><text:span text:style-name="T30">abc</text:span></text:p>
      <text:p text:style-name="P76"><text:span text:style-name="T19">Above are special cases of the principle of inclusion and exclusion</text:span></text:p>
      <text:p text:style-name="P76"><text:span text:style-name="T19"/></text:p>
      <text:p text:style-name="P3"><text:soft-page-break/>Lecture 8 – Russel’s Paradox</text:p>
      <text:p text:style-name="P77">Object is not <text:span text:style-name="T33">always</text:span> meaningful</text:p>
      <text:p text:style-name="P78">A can be a subset of A</text:p>
      <text:p text:style-name="P78">A cannot be an element of A <text:span text:style-name="T34">if A = {B | B notE B} </text:span>but also it can</text:p>
      <text:p text:style-name="P79">Must use A = {X E N | X = 2k for some integer k}</text:p>
      <text:p text:style-name="P79">N makes it naive because N has the same kind of problem</text:p>
      <text:p text:style-name="P79"/>
      <text:p text:style-name="P2">Functions</text:p>
      <text:p text:style-name="P8">Lecture 1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2">Relations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- </text:p>
      <text:p text:style-name="P8">Lecture 9 - </text:p>
      <text:p text:style-name="P8">Lecture 10 - </text:p>
      <text:p text:style-name="P2">Logic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2">Counting</text:p>
      <text:p text:style-name="P8">Lecture 1 - </text:p>
      <text:p text:style-name="P8">Lecture 2 - </text:p>
      <text:p text:style-name="P8">Lecture 3 - </text:p>
      <text:p text:style-name="P8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5T17:01:44.945538360</dc:date>
    <meta:editing-cycles>102</meta:editing-cycles>
    <meta:editing-duration>P3DT5H19M</meta:editing-duration>
    <meta:generator>LibreOffice/6.1.5.2$Linux_X86_64 LibreOffice_project/10$Build-2</meta:generator>
    <meta:document-statistic meta:table-count="0" meta:image-count="0" meta:object-count="0" meta:page-count="4" meta:paragraph-count="150" meta:word-count="1211" meta:character-count="5591" meta:non-whitespace-character-count="4428"/>
  </office:meta>
</office:document-meta>
</file>